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start" style:justify-single-word="false" style:page-number="auto" style:writing-mode="lr-tb"/>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top="0.1945in" fo:margin-bottom="0.1945in" loext:contextual-spacing="false" fo:text-align="start" style:justify-single-word="false" style:writing-mode="lr-tb"/>
    </style:style>
    <style:style style:name="P3" style:family="paragraph" style:parent-style-name="Standard">
      <style:paragraph-properties fo:margin-top="0.1945in" fo:margin-bottom="0.1945in" loext:contextual-spacing="false" fo:text-align="start" style:justify-single-word="false" style:writing-mode="lr-tb"/>
      <style:text-properties fo:color="#0000ff"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ebcb4"/>
    </style:style>
    <style:style style:name="P6"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text-properties fo:font-weight="bold" style:font-weight-asian="bold" style:font-weight-complex="bold"/>
    </style:style>
    <style:style style:name="P8" style:family="paragraph" style:parent-style-name="Standard">
      <style:paragraph-properties fo:text-align="end" style:justify-single-word="false" style:writing-mode="lr-tb"/>
      <style:text-properties officeooo:rsid="001ebcb4" officeooo:paragraph-rsid="001ebcb4"/>
    </style:style>
    <style:style style:name="P9" style:family="paragraph" style:parent-style-name="Standard">
      <style:paragraph-properties fo:text-align="start" style:justify-single-word="false" style:writing-mode="lr-tb"/>
      <style:text-properties officeooo:rsid="001f20e0" officeooo:paragraph-rsid="001f20e0"/>
    </style:style>
    <style:style style:name="P10" style:family="paragraph" style:parent-style-name="Standard" style:list-style-name="WW8Num2">
      <style:paragraph-properties fo:margin-left="0.75in" fo:margin-right="0in" fo:text-align="start" style:justify-single-word="false" fo:text-indent="-0.25in" style:auto-text-indent="false" style:writing-mode="lr-tb"/>
    </style:style>
    <style:style style:name="P11" style:family="paragraph" style:parent-style-name="Standard" style:list-style-name="WW8Num2">
      <style:paragraph-properties fo:margin-left="0.75in" fo:margin-right="0in" fo:text-align="start" style:justify-single-word="false" fo:text-indent="-0.25in" style:auto-text-indent="false" style:writing-mode="lr-tb"/>
      <style:text-properties officeooo:paragraph-rsid="001ebcb4"/>
    </style:style>
    <style:style style:name="P12" style:family="paragraph" style:parent-style-name="Standard" style:list-style-name="WW8Num2">
      <style:paragraph-properties fo:margin-left="0.75in" fo:margin-right="0in" fo:margin-top="0in" fo:margin-bottom="0in" loext:contextual-spacing="false" fo:text-align="start" style:justify-single-word="false" fo:text-indent="-0.25in" style:auto-text-indent="false" style:writing-mode="lr-tb"/>
      <style:text-properties officeooo:paragraph-rsid="001ebcb4"/>
    </style:style>
    <style:style style:name="P13" style:family="paragraph" style:parent-style-name="Standard" style:list-style-name="">
      <style:paragraph-properties fo:margin-left="0.75in" fo:margin-right="0in" fo:margin-top="0in" fo:margin-bottom="0in" loext:contextual-spacing="false" fo:text-align="start" style:justify-single-word="false" fo:text-indent="-0.25in" style:auto-text-indent="false" style:writing-mode="lr-tb"/>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fo:font-size="14pt" fo:font-weight="bold" style:font-size-asian="14pt" style:font-weight-asian="bold" style:font-size-complex="14pt" style:font-weight-complex="bold"/>
    </style:style>
    <style:style style:name="T4" style:family="text">
      <style:text-properties officeooo:rsid="001ebcb4"/>
    </style:style>
    <style:style style:name="T5" style:family="text">
      <style:text-properties officeooo:rsid="001f20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Introduction"/>General Description of the Library Management System</text:p>
      <text:p text:style-name="P2">The purpose of the system is to store information about borrowers, books, and the status of lending books. The system should keep track of borrower transactions, i.e., lending books, returning books, to report information to borrowers and librarians</text:p>
      <text:p text:style-name="P6">Class design ONLY!!</text:p>
      <text:p text:style-name="P3"><text:bookmark-end text:name="Introduction"/><text:bookmark-start text:name="Attributes"/>Book Attributes</text:p>
      <text:p text:style-name="P4"><text:span text:style-name="T1">Title</text:span> - the title of the book </text:p>
      <text:p text:style-name="P4"><text:span text:style-name="T1">Author</text:span> - last name </text:p>
      <text:p text:style-name="P4"><text:span text:style-name="T1">ISBN</text:span> – unique international ID</text:p>
      <text:p text:style-name="P4"/>
      <text:p text:style-name="P13"/>
      <text:p text:style-name="P4"><text:span text:style-name="T3">Borrower Attributes</text:span><text:span text:style-name="T2"> </text:span></text:p>
      <text:p text:style-name="P4"/>
      <text:p text:style-name="P4"><text:span text:style-name="T1">Name</text:span> - borrower's name</text:p>
      <text:p text:style-name="P4"><text:span text:style-name="T1">Phone number</text:span> - borrower's phone number</text:p>
      <text:p text:style-name="P4"><text:span text:style-name="T1">ID</text:span> - a unique identification number for every borrower in the system </text:p>
      <text:p text:style-name="P4"><text:span text:style-name="T1">Currently borrowed</text:span> - a list of books that the borrower took out, but didn't return</text:p>
      <text:p text:style-name="P3"><text:bookmark-end text:name="Attributes"/><text:bookmark-start text:name="Book_Admin"/>Book Administration</text:p>
      <text:p text:style-name="P4"><text:span text:style-name="T1">Add a new book</text:span> - allows the librarian to add a new book to the computer system and to provide number of copies.</text:p>
      <text:p text:style-name="P4"><text:span text:style-name="T1">Remove a book</text:span> - removes an existing book from the system. The librarian enters an ISBN of the book to be removed. If the book is already out, it cannot be removed. </text:p>
      <text:p text:style-name="P8">בתנאי שכל העותקים נמצאים בספרייה.</text:p>
      <text:p text:style-name="P4"><text:span text:style-name="T1">Search for a book</text:span> - allows to search the system by title, author or <text:span text:style-name="T4">ISBN</text:span>. If more than one is found, a list will be displayed for selection. </text:p>
      <text:p text:style-name="P4"><text:span text:style-name="T1">Book Reports </text:span><text:s/>- allows the librarian to generate reports of books including Borrows which hold them. <text:span text:style-name="T5">שם הספר, כמה עותקים זמינים, ומי מחזיק בשאר העותקים.</text:span></text:p>
      <text:p text:style-name="P4"><text:span text:style-name="T1">Borrowed</text:span> <text:span text:style-name="T1">by</text:span> - a list of borrowers that who bor<text:span text:style-name="T4">r</text:span>owered a book but didn't return yet</text:p>
      <text:p text:style-name="P5"><text:span text:style-name="T1">Status</text:span> - the availability of the book based on one of the following: </text:p>
      <text:list xml:id="list2119898903" text:style-name="WW8Num2">
        <text:list-item>
          <text:p text:style-name="P11">Out - the book is on loan </text:p>
        </text:list-item>
        <text:list-item>
          <text:p text:style-name="P12">Available - the book is in library and can be lent out </text:p>
        </text:list-item>
      </text:list>
      <text:p text:style-name="P3"><text:bookmark-end text:name="Book_Admin"/><text:bookmark-start text:name="Borrower_Admin"/>Borrower <text:s/>Administration</text:p>
      <text:p text:style-name="P4"><text:span text:style-name="T1">Add borrower </text:span><text:s/>- The librarian will enter the following information: name, address, and phone number. </text:p>
      <text:p text:style-name="P4"><text:span text:style-name="T1">Search borrower </text:span><text:s/>- able to search for borrowers by ID number or name. Search results should be displayed and the librarian should be able to access the specific records located in the search. </text:p>
      <text:p text:style-name="P4"><text:span text:style-name="T1">Remove borrower </text:span><text:s/>- able to remove accounts by ID number. An account with an outstanding balance or books on loan cannot be deleted. </text:p>
      <text:p text:style-name="P9">בתנאי שלא מחזיק באף ספר.</text:p>
      <text:p text:style-name="P4"><text:span text:style-name="T1">Report on all borrowers</text:span> - The reports should contain the following information: ID number, name and a list of landed books </text:p>
      <text:p text:style-name="P7"><text:bookmark-end text:name="Borrower_Admin"/>Borrow Book <text:span text:style-name="T5">להשאיל ספר</text:span></text:p>
      <text:p text:style-name="P7">Return Book <text:span text:style-name="T5">להחזיר ספר</text:span><text:bookmark-start text:name="Transactions"/></text:p>
      <text:p text:style-name="P4"><text:bookmark-end text:name="Trans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orphans="2" fo:widows="2" fo:hyphenation-ladder-count="no-limit" fo:text-indent="0in" style:auto-text-indent="false"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text-align="start" style:justify-single-word="false" style:writing-mode="lr-tb"/>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945in" fo:margin-bottom="0.1945in" loext:contextual-spacing="false" fo:text-align="start" style:justify-single-word="false" style:writing-mode="lr-tb"/>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1in" fo:margin-left="0.7874in" fo:margin-right="1.248in" style:writing-mode="rl-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yosele</meta:initial-creator>
    <meta:creation-date>2003-11-22T08:34:00</meta:creation-date>
    <dc:date>2019-03-19T13:54:18.433792881</dc:date>
    <meta:editing-cycles>25</meta:editing-cycles>
    <meta:editing-duration>PT1H54M40S</meta:editing-duration>
    <meta:document-statistic meta:table-count="0" meta:image-count="0" meta:object-count="0" meta:page-count="1" meta:paragraph-count="30" meta:word-count="376" meta:character-count="2139" meta:non-whitespace-character-count="1776"/>
    <meta:generator>LibreOffice/6.0.7.3$Linux_X86_64 LibreOffice_project/00m0$Build-3</meta:generator>
  </office:meta>
</office:document-meta>
</file>